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1.8862in" fo:break-before="auto" style:use-optimal-row-height="true"/>
    </style:style>
    <style:style style:name="ro2" style:family="table-row">
      <style:table-row-properties style:row-height="2.5075in" fo:break-before="auto" style:use-optimal-row-height="true"/>
    </style:style>
    <style:style style:name="ro3" style:family="table-row">
      <style:table-row-properties style:row-height="3.9071in" fo:break-before="auto" style:use-optimal-row-height="true"/>
    </style:style>
    <style:style style:name="ro4" style:family="table-row">
      <style:table-row-properties style:row-height="3.2854in" fo:break-before="auto" style:use-optimal-row-height="true"/>
    </style:style>
    <style:style style:name="ro5" style:family="table-row">
      <style:table-row-properties style:row-height="4.8402in" fo:break-before="auto" style:use-optimal-row-height="true"/>
    </style:style>
    <style:style style:name="ro6" style:family="table-row">
      <style:table-row-properties style:row-height="4.5291in" fo:break-before="auto" style:use-optimal-row-height="true"/>
    </style:style>
    <style:style style:name="ro7" style:family="table-row">
      <style:table-row-properties style:row-height="5.1508in" fo:break-before="auto" style:use-optimal-row-height="true"/>
    </style:style>
    <style:style style:name="ro8" style:family="table-row">
      <style:table-row-properties style:row-height="5.6173in" fo:break-before="auto" style:use-optimal-row-height="true"/>
    </style:style>
    <style:style style:name="ro9" style:family="table-row">
      <style:table-row-properties style:row-height="5.7728in" fo:break-before="auto" style:use-optimal-row-height="true"/>
    </style:style>
    <style:style style:name="ro10" style:family="table-row">
      <style:table-row-properties style:row-height="2.3528in" fo:break-before="auto" style:use-optimal-row-height="true"/>
    </style:style>
    <style:style style:name="ro11" style:family="table-row">
      <style:table-row-properties style:row-height="4.3736in" fo:break-before="auto" style:use-optimal-row-height="true"/>
    </style:style>
    <style:style style:name="ro12" style:family="table-row">
      <style:table-row-properties style:row-height="3.4409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2.9744in" fo:break-before="auto" style:use-optimal-row-height="true"/>
    </style:style>
    <style:style style:name="ro15" style:family="table-row">
      <style:table-row-properties style:row-height="4.0626in" fo:break-before="auto" style:use-optimal-row-height="true"/>
    </style:style>
    <style:style style:name="ro16" style:family="table-row">
      <style:table-row-properties style:row-height="3.1299in" fo:break-before="auto" style:use-optimal-row-height="true"/>
    </style:style>
    <style:style style:name="ro17" style:family="table-row">
      <style:table-row-properties style:row-height="2.8189in" fo:break-before="auto" style:use-optimal-row-height="true"/>
    </style:style>
    <style:style style:name="ro18" style:family="table-row">
      <style:table-row-properties style:row-height="5.4618in" fo:break-before="auto" style:use-optimal-row-height="true"/>
    </style:style>
    <style:style style:name="ro19" style:family="table-row">
      <style:table-row-properties style:row-height="4.6846in" fo:break-before="auto" style:use-optimal-row-height="true"/>
    </style:style>
    <style:style style:name="ro20" style:family="table-row">
      <style:table-row-properties style:row-height="3.7516in" fo:break-before="auto" style:use-optimal-row-height="true"/>
    </style:style>
    <style:style style:name="ro21" style:family="table-row">
      <style:table-row-properties style:row-height="1.5752in" fo:break-before="auto" style:use-optimal-row-height="true"/>
    </style:style>
    <style:style style:name="ro22" style:family="table-row">
      <style:table-row-properties style:row-height="1.7307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1.4193in" fo:break-before="auto" style:use-optimal-row-height="true"/>
    </style:style>
    <style:style style:name="ro25" style:family="table-row">
      <style:table-row-properties style:row-height="2.0417in" fo:break-before="auto" style:use-optimal-row-height="true"/>
    </style:style>
    <style:style style:name="ro26" style:family="table-row">
      <style:table-row-properties style:row-height="2.6634in" fo:break-before="auto" style:use-optimal-row-height="true"/>
    </style:style>
    <style:style style:name="ro27" style:family="table-row">
      <style:table-row-properties style:row-height="0.798in" fo:break-before="auto" style:use-optimal-row-height="true"/>
    </style:style>
    <style:style style:name="ro28" style:family="table-row">
      <style:table-row-properties style:row-height="1.1091in" fo:break-before="auto" style:use-optimal-row-height="true"/>
    </style:style>
    <style:style style:name="ro2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ce1"/>
        <table:table-row table:style-name="ro1">
          <table:table-cell office:value-type="string" calcext:value-type="string">
            <text:p>Mandatory Clauses</text:p>
          </table:table-cell>
          <table:table-cell office:value-type="string" calcext:value-type="string">
            <text:p>4 - Context of the organization</text:p>
          </table:table-cell>
          <table:table-cell office:value-type="string" calcext:value-type="string">
            <text:p>Clause-4.1</text:p>
          </table:table-cell>
          <table:table-cell office:value-type="string" calcext:value-type="string">
            <text:p>Has the organization identified relevant internal and external issues that has the potential to affect its ISMS achieving its intended outcomes?</text:p>
          </table:table-cell>
        </table:table-row>
        <table:table-row table:style-name="ro2">
          <table:table-cell office:value-type="string" calcext:value-type="string">
            <text:p>Mandatory Clauses</text:p>
          </table:table-cell>
          <table:table-cell office:value-type="string" calcext:value-type="string">
            <text:p>4 - Context of the organization</text:p>
          </table:table-cell>
          <table:table-cell office:value-type="string" calcext:value-type="string">
            <text:p>Clause-4.2</text:p>
          </table:table-cell>
          <table:table-cell office:value-type="string" calcext:value-type="string">
            <text:p>Has the organization identified the interested parties relevant to the ISMS, their applicable requirements, and determined which of those requirements will be addressed by the system?</text:p>
          </table:table-cell>
        </table:table-row>
        <table:table-row table:style-name="ro3">
          <table:table-cell office:value-type="string" calcext:value-type="string">
            <text:p>Mandatory Clauses</text:p>
          </table:table-cell>
          <table:table-cell office:value-type="string" calcext:value-type="string">
            <text:p>4 - Context of the organization</text:p>
          </table:table-cell>
          <table:table-cell office:value-type="string" calcext:value-type="string">
            <text:p>Clause-4.3</text:p>
          </table:table-cell>
          <table:table-cell office:value-type="string" calcext:value-type="string">
            <text:p>Has the organization defined the scope and applicability of its information security management system, taking into account internal and external issues, relevant requirements of interested parties, and interfaces or dependencies with external organizations and documented this scope?</text:p>
          </table:table-cell>
        </table:table-row>
        <table:table-row table:style-name="ro4">
          <table:table-cell office:value-type="string" calcext:value-type="string">
            <text:p>Mandatory Clauses</text:p>
          </table:table-cell>
          <table:table-cell office:value-type="string" calcext:value-type="string">
            <text:p>4 - Context of the organization</text:p>
          </table:table-cell>
          <table:table-cell office:value-type="string" calcext:value-type="string">
            <text:p>Clause-4.4</text:p>
          </table:table-cell>
          <table:table-cell office:value-type="string" calcext:value-type="string">
            <text:p>Has the organization established, implemented, maintained, and continually improved an information security management system—along with the necessary processes and their interactions—in accordance with the applicable requirements?</text:p>
          </table:table-cell>
        </table:table-row>
        <table:table-row table:style-name="ro5">
          <table:table-cell office:value-type="string" calcext:value-type="string">
            <text:p>Mandatory Clauses</text:p>
          </table:table-cell>
          <table:table-cell office:value-type="string" calcext:value-type="string">
            <text:p>5 - Leadership</text:p>
          </table:table-cell>
          <table:table-cell office:value-type="string" calcext:value-type="string">
            <text:p>Clause-5.1</text:p>
          </table:table-cell>
          <table:table-cell office:value-type="string" calcext:value-type="string">
            <text:p>Has top management demonstrated leadership and commitment to the information security management system by ensuring alignment with strategic direction, integrating ISMS requirements into business processes, allocating necessary resources, promoting awareness and continual improvement, and supporting roles and responsibilities throughout the organization?</text:p>
          </table:table-cell>
        </table:table-row>
        <table:table-row table:style-name="ro6">
          <table:table-cell office:value-type="string" calcext:value-type="string">
            <text:p>Mandatory Clauses</text:p>
          </table:table-cell>
          <table:table-cell office:value-type="string" calcext:value-type="string">
            <text:p>5 - Leadership</text:p>
          </table:table-cell>
          <table:table-cell office:value-type="string" calcext:value-type="string">
            <text:p>Clause-5.2</text:p>
          </table:table-cell>
          <table:table-cell office:value-type="string" calcext:value-type="string">
            <text:p>Has top management established an information security policy that is appropriate to the organization’s purpose, supports the setting of information security objectives, includes commitments to applicable requirements and continual improvement—and is documented, communicated internally, and made available to relevant interested parties?</text:p>
          </table:table-cell>
        </table:table-row>
        <table:table-row table:style-name="ro2">
          <table:table-cell office:value-type="string" calcext:value-type="string">
            <text:p>Mandatory Clauses</text:p>
          </table:table-cell>
          <table:table-cell office:value-type="string" calcext:value-type="string">
            <text:p>5 - Leadership</text:p>
          </table:table-cell>
          <table:table-cell office:value-type="string" calcext:value-type="string">
            <text:p>Clause-5.3</text:p>
          </table:table-cell>
          <table:table-cell office:value-type="string" calcext:value-type="string">
            <text:p>Has top management assigned and communicated responsibilities and authorities for roles relevant to information security, including ensuring ISMS conformance and reporting its performance?</text:p>
          </table:table-cell>
        </table:table-row>
        <table:table-row table:style-name="ro4">
          <table:table-cell office:value-type="string" calcext:value-type="string">
            <text:p>Mandatory Clauses</text:p>
          </table:table-cell>
          <table:table-cell office:value-type="string" calcext:value-type="string">
            <text:p>6 - Planning</text:p>
          </table:table-cell>
          <table:table-cell office:value-type="string" calcext:value-type="string">
            <text:p>Clause-6.1.1</text:p>
          </table:table-cell>
          <table:table-cell office:value-type="string" calcext:value-type="string">
            <text:p>Has the organization identified risks and opportunities related to internal/external issues and interested parties' requirements, and planned actions to address them—ensuring integration into ISMS processes and evaluation of their effectiveness?</text:p>
          </table:table-cell>
        </table:table-row>
        <table:table-row table:style-name="ro7">
          <table:table-cell office:value-type="string" calcext:value-type="string">
            <text:p>Mandatory Clauses</text:p>
          </table:table-cell>
          <table:table-cell office:value-type="string" calcext:value-type="string">
            <text:p>6 - Planning</text:p>
          </table:table-cell>
          <table:table-cell office:value-type="string" calcext:value-type="string">
            <text:p>Clause-6.1.2</text:p>
          </table:table-cell>
          <table:table-cell office:value-type="string" calcext:value-type="string">
            <text:p>Has the organization defined and applied an information security risk assessment process that includes criteria for risk acceptance and assessment, ensures consistent and comparable results, identifies risks and risk owners, analyzes consequences and likelihood, determines risk levels, evaluates risks against criteria, prioritizes them for treatment, and is documented?</text:p>
          </table:table-cell>
        </table:table-row>
        <table:table-row table:style-name="ro8">
          <table:table-cell office:value-type="string" calcext:value-type="string">
            <text:p>Mandatory Clauses</text:p>
          </table:table-cell>
          <table:table-cell office:value-type="string" calcext:value-type="string">
            <text:p>6 - Planning</text:p>
          </table:table-cell>
          <table:table-cell office:value-type="string" calcext:value-type="string">
            <text:p>Clause-6.1.3</text:p>
          </table:table-cell>
          <table:table-cell office:value-type="string" calcext:value-type="string">
            <text:p>Has the organization defined and applied an information security risk treatment process that includes selecting treatment options based on risk assessment results, identifying necessary controls, verifying against Annex A, producing a Statement of Applicability with justifications, formulating a risk treatment plan, obtaining risk owners’ approval and acceptance of residual risks—and documenting the entire process?</text:p>
          </table:table-cell>
        </table:table-row>
        <table:table-row table:style-name="ro9">
          <table:table-cell office:value-type="string" calcext:value-type="string">
            <text:p>Mandatory Clauses</text:p>
          </table:table-cell>
          <table:table-cell office:value-type="string" calcext:value-type="string">
            <text:p>6 - Planning</text:p>
          </table:table-cell>
          <table:table-cell office:value-type="string" calcext:value-type="string">
            <text:p>Clause-6.2</text:p>
          </table:table-cell>
          <table:table-cell office:value-type="string" calcext:value-type="string">
            <text:p>Has the organization established information security objectives at relevant levels that are consistent with the information security policy, measurable (where practicable), based on applicable requirements and risk results, and are monitored, communicated, updated when needed, and documented—along with clear plans detailing actions, responsibilities, timelines, required resources, and evaluation methods?</text:p>
          </table:table-cell>
        </table:table-row>
        <table:table-row table:style-name="ro10">
          <table:table-cell office:value-type="string" calcext:value-type="string">
            <text:p>Mandatory Clauses</text:p>
          </table:table-cell>
          <table:table-cell office:value-type="string" calcext:value-type="string">
            <text:p>7 - Support</text:p>
          </table:table-cell>
          <table:table-cell office:value-type="string" calcext:value-type="string">
            <text:p>Clause-7.1</text:p>
          </table:table-cell>
          <table:table-cell office:value-type="string" calcext:value-type="string">
            <text:p>Has the organization determined and provided the resources needed to establish, implement, maintain, and continually improve the information security management system?</text:p>
          </table:table-cell>
        </table:table-row>
        <table:table-row table:style-name="ro11">
          <table:table-cell office:value-type="string" calcext:value-type="string">
            <text:p>Mandatory Clauses</text:p>
          </table:table-cell>
          <table:table-cell office:value-type="string" calcext:value-type="string">
            <text:p>7 - Support</text:p>
          </table:table-cell>
          <table:table-cell office:value-type="string" calcext:value-type="string">
            <text:p>Clause-7.2</text:p>
          </table:table-cell>
          <table:table-cell office:value-type="string" calcext:value-type="string">
            <text:p>Has the organization determined the necessary competence for individuals affecting information security performance, ensured they are competent through education, training, or experience, taken action where needed to address gaps, evaluated the effectiveness of those actions, and retained documented evidence of competence?</text:p>
          </table:table-cell>
        </table:table-row>
        <table:table-row table:style-name="ro12">
          <table:table-cell office:value-type="string" calcext:value-type="string">
            <text:p>Mandatory Clauses</text:p>
          </table:table-cell>
          <table:table-cell office:value-type="string" calcext:value-type="string">
            <text:p>7 - Support</text:p>
          </table:table-cell>
          <table:table-cell office:value-type="string" calcext:value-type="string">
            <text:p>Clause-7.3</text:p>
          </table:table-cell>
          <table:table-cell office:value-type="string" calcext:value-type="string">
            <text:p>Are individuals working under the organization’s control aware of the information security policy, their role in contributing to ISMS effectiveness and improved performance, and the implications of not conforming to ISMS requirements?</text:p>
          </table:table-cell>
        </table:table-row>
        <table:table-row table:style-name="ro13">
          <table:table-cell office:value-type="string" calcext:value-type="string">
            <text:p>Mandatory Clauses</text:p>
          </table:table-cell>
          <table:table-cell office:value-type="string" calcext:value-type="string">
            <text:p>7 - Support</text:p>
          </table:table-cell>
          <table:table-cell office:value-type="string" calcext:value-type="string">
            <text:p>Clause-7.4</text:p>
          </table:table-cell>
          <table:table-cell office:value-type="string" calcext:value-type="string">
            <text:p>Has the organization determined the need for internal and external communications relevant to the ISMS, including what, when, with whom, and how to communicate?</text:p>
          </table:table-cell>
        </table:table-row>
        <table:table-row table:style-name="ro13">
          <table:table-cell office:value-type="string" calcext:value-type="string">
            <text:p>Mandatory Clauses</text:p>
          </table:table-cell>
          <table:table-cell office:value-type="string" calcext:value-type="string">
            <text:p>7 - Support</text:p>
          </table:table-cell>
          <table:table-cell office:value-type="string" calcext:value-type="string">
            <text:p>Clause-7.5.1</text:p>
          </table:table-cell>
          <table:table-cell office:value-type="string" calcext:value-type="string">
            <text:p>Does the organization’s ISMS include both the documented information required by the standard and any additional documentation deemed necessary for its effectiveness?</text:p>
          </table:table-cell>
        </table:table-row>
        <table:table-row table:style-name="ro14">
          <table:table-cell office:value-type="string" calcext:value-type="string">
            <text:p>Mandatory Clauses</text:p>
          </table:table-cell>
          <table:table-cell office:value-type="string" calcext:value-type="string">
            <text:p>7 - Support</text:p>
          </table:table-cell>
          <table:table-cell office:value-type="string" calcext:value-type="string">
            <text:p>Clause-7.5.2</text:p>
          </table:table-cell>
          <table:table-cell office:value-type="string" calcext:value-type="string">
            <text:p>When creating or updating documented information, does the organization ensure proper identification and description, appropriate format and media, and that the information is reviewed and approved for suitability and adequacy?</text:p>
          </table:table-cell>
        </table:table-row>
        <table:table-row table:style-name="ro15">
          <table:table-cell office:value-type="string" calcext:value-type="string">
            <text:p>Mandatory Clauses</text:p>
          </table:table-cell>
          <table:table-cell office:value-type="string" calcext:value-type="string">
            <text:p>7 - Support</text:p>
          </table:table-cell>
          <table:table-cell office:value-type="string" calcext:value-type="string">
            <text:p>Clause-7.5.3</text:p>
          </table:table-cell>
          <table:table-cell office:value-type="string" calcext:value-type="string">
            <text:p>Is documented information required by the ISMS and the standard properly controlled to ensure it is available when needed, adequately protected, and managed in terms of distribution, access, storage, version control, retention, and disposal—including any necessary external documentation?</text:p>
          </table:table-cell>
        </table:table-row>
        <table:table-row table:style-name="ro5">
          <table:table-cell office:value-type="string" calcext:value-type="string">
            <text:p>Mandatory Clauses</text:p>
          </table:table-cell>
          <table:table-cell office:value-type="string" calcext:value-type="string">
            <text:p>8 - Operation</text:p>
          </table:table-cell>
          <table:table-cell office:value-type="string" calcext:value-type="string">
            <text:p>Clause-8.1</text:p>
          </table:table-cell>
          <table:table-cell office:value-type="string" calcext:value-type="string">
            <text:p>Has the organization planned, implemented, and controlled the necessary processes to meet ISMS requirements and actions from Clause 6, by setting process criteria, controlling them accordingly, maintaining necessary documentation, managing planned and unintended changes, and ensuring control over externally provided processes, products, or services?</text:p>
          </table:table-cell>
        </table:table-row>
        <table:table-row table:style-name="ro16">
          <table:table-cell office:value-type="string" calcext:value-type="string">
            <text:p>Mandatory Clauses</text:p>
          </table:table-cell>
          <table:table-cell office:value-type="string" calcext:value-type="string">
            <text:p>8 - Operation</text:p>
          </table:table-cell>
          <table:table-cell office:value-type="string" calcext:value-type="string">
            <text:p>Clause-8.2</text:p>
          </table:table-cell>
          <table:table-cell office:value-type="string" calcext:value-type="string">
            <text:p>Does the organization perform information security risk assessments at planned intervals or when significant changes occur, based on the established risk assessment criteria—and retain documented results of these assessments?</text:p>
          </table:table-cell>
        </table:table-row>
        <table:table-row table:style-name="ro1">
          <table:table-cell office:value-type="string" calcext:value-type="string">
            <text:p>Mandatory Clauses</text:p>
          </table:table-cell>
          <table:table-cell office:value-type="string" calcext:value-type="string">
            <text:p>8 - Operation</text:p>
          </table:table-cell>
          <table:table-cell office:value-type="string" calcext:value-type="string">
            <text:p>Clause-8.3</text:p>
          </table:table-cell>
          <table:table-cell office:value-type="string" calcext:value-type="string">
            <text:p>Has the organization implemented the information security risk treatment plan and retained documented information on the results of the treatment?</text:p>
          </table:table-cell>
        </table:table-row>
        <table:table-row table:style-name="ro6">
          <table:table-cell office:value-type="string" calcext:value-type="string">
            <text:p>Mandatory Clauses</text:p>
          </table:table-cell>
          <table:table-cell office:value-type="string" calcext:value-type="string">
            <text:p>9 - Performance evaluation</text:p>
          </table:table-cell>
          <table:table-cell office:value-type="string" calcext:value-type="string">
            <text:p>Clause-9.1</text:p>
          </table:table-cell>
          <table:table-cell office:value-type="string" calcext:value-type="string">
            <text:p>Has the organization determined what needs to be monitored and measured—including ISMS processes and controls—the methods to ensure valid results, the timing and responsible persons for monitoring and evaluation, and retained documented evidence of the results, including evaluations of ISMS performance and effectiveness?</text:p>
          </table:table-cell>
        </table:table-row>
        <table:table-row table:style-name="ro17">
          <table:table-cell office:value-type="string" calcext:value-type="string">
            <text:p>Mandatory Clauses</text:p>
          </table:table-cell>
          <table:table-cell office:value-type="string" calcext:value-type="string">
            <text:p>9 - Performance evaluation</text:p>
          </table:table-cell>
          <table:table-cell office:value-type="string" calcext:value-type="string">
            <text:p>Clause-9.2.1</text:p>
          </table:table-cell>
          <table:table-cell office:value-type="string" calcext:value-type="string">
            <text:p>Does the organization conduct internal audits at planned intervals to verify that the ISMS conforms to both internal requirements and the standard, and that it is effectively implemented and maintained?</text:p>
          </table:table-cell>
        </table:table-row>
        <table:table-row table:style-name="ro18">
          <table:table-cell office:value-type="string" calcext:value-type="string">
            <text:p>Mandatory Clauses</text:p>
          </table:table-cell>
          <table:table-cell office:value-type="string" calcext:value-type="string">
            <text:p>9 - Performance evaluation</text:p>
          </table:table-cell>
          <table:table-cell office:value-type="string" calcext:value-type="string">
            <text:p>Clause-9.2.2</text:p>
          </table:table-cell>
          <table:table-cell office:value-type="string" calcext:value-type="string">
            <text:p>Has the organization established and maintained an internal audit programme that defines frequency, methods, responsibilities, planning, and reporting—taking into account process importance and past audit results—and does it include defined criteria and scope, objective and impartial auditors, reporting to relevant management, and documented evidence of both the programme and its results?</text:p>
          </table:table-cell>
        </table:table-row>
        <table:table-row table:style-name="ro1">
          <table:table-cell office:value-type="string" calcext:value-type="string">
            <text:p>Mandatory Clauses</text:p>
          </table:table-cell>
          <table:table-cell office:value-type="string" calcext:value-type="string">
            <text:p>9 - Performance evaluation</text:p>
          </table:table-cell>
          <table:table-cell office:value-type="string" calcext:value-type="string">
            <text:p>Clause-9.3.1</text:p>
          </table:table-cell>
          <table:table-cell office:value-type="string" calcext:value-type="string">
            <text:p>Does top management review the organization’s ISMS at planned intervals to ensure its continuing suitability, adequacy, and effectiveness?</text:p>
          </table:table-cell>
        </table:table-row>
        <table:table-row table:style-name="ro19">
          <table:table-cell office:value-type="string" calcext:value-type="string">
            <text:p>Mandatory Clauses</text:p>
          </table:table-cell>
          <table:table-cell office:value-type="string" calcext:value-type="string">
            <text:p>9 - Performance evaluation</text:p>
          </table:table-cell>
          <table:table-cell office:value-type="string" calcext:value-type="string">
            <text:p>Clause-9.3.2</text:p>
          </table:table-cell>
          <table:table-cell office:value-type="string" calcext:value-type="string">
            <text:p>Does the management review include consideration of previous review actions, changes in internal/external issues and stakeholder expectations, feedback on ISMS performance (including trends in nonconformities, monitoring, audits, and objectives), feedback from interested parties, results of risk assessment and treatment, and opportunities for continual improvement?</text:p>
          </table:table-cell>
        </table:table-row>
        <table:table-row table:style-name="ro1">
          <table:table-cell office:value-type="string" calcext:value-type="string">
            <text:p>Mandatory Clauses</text:p>
          </table:table-cell>
          <table:table-cell office:value-type="string" calcext:value-type="string">
            <text:p>9 - Performance evaluation</text:p>
          </table:table-cell>
          <table:table-cell office:value-type="string" calcext:value-type="string">
            <text:p>Clause-9.3.3</text:p>
          </table:table-cell>
          <table:table-cell office:value-type="string" calcext:value-type="string">
            <text:p>Do the results of the management review include decisions on continual improvement and necessary changes to the ISMS, and are these results documented?</text:p>
          </table:table-cell>
        </table:table-row>
        <table:table-row table:style-name="ro1">
          <table:table-cell office:value-type="string" calcext:value-type="string">
            <text:p>Mandatory Clauses</text:p>
          </table:table-cell>
          <table:table-cell office:value-type="string" calcext:value-type="string">
            <text:p>10 - Improvement</text:p>
          </table:table-cell>
          <table:table-cell office:value-type="string" calcext:value-type="string">
            <text:p>Clause-10.1</text:p>
          </table:table-cell>
          <table:table-cell office:value-type="string" calcext:value-type="string">
            <text:p>Does the organization continually improve the suitability, adequacy, and effectiveness of its information security management system?</text:p>
          </table:table-cell>
        </table:table-row>
        <table:table-row table:style-name="ro5">
          <table:table-cell office:value-type="string" calcext:value-type="string">
            <text:p>Mandatory Clauses</text:p>
          </table:table-cell>
          <table:table-cell office:value-type="string" calcext:value-type="string">
            <text:p>10 - Improvement</text:p>
          </table:table-cell>
          <table:table-cell office:value-type="string" calcext:value-type="string">
            <text:p>Clause-10.2</text:p>
          </table:table-cell>
          <table:table-cell office:value-type="string" calcext:value-type="string">
            <text:p>When a nonconformity occurs, does the organization take action to control and correct it, address the consequences, evaluate the need for corrective action to prevent recurrence, implement necessary actions, review their effectiveness, and update the ISMS if needed—with documented evidence of the nonconformity, actions taken, and corrective action results?</text:p>
          </table:table-cell>
        </table:table-row>
        <table:table-row table:style-name="ro20">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text:p>
          </table:table-cell>
          <table:table-cell office:value-type="string" calcext:value-type="string">
            <text:p>Are the information security policy and topic-specific policies defined, approved by management, published, communicated to and acknowledged by relevant personnel and interested parties, and reviewed at planned intervals or when significant changes occur?</text:p>
          </table:table-cell>
        </table:table-row>
        <table:table-row table:style-name="ro2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text:p>
          </table:table-cell>
          <table:table-cell office:value-type="string" calcext:value-type="string">
            <text:p>Are information security roles and responsibilities defined and allocated based on the organization’s needs?</text:p>
          </table:table-cell>
        </table:table-row>
        <table:table-row table:style-name="ro22">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text:p>
          </table:table-cell>
          <table:table-cell office:value-type="string" calcext:value-type="string">
            <text:p>Are conflicting duties and areas of responsibility segregated to prevent unauthorized or unintentional actions?</text:p>
          </table:table-cell>
        </table:table-row>
        <table:table-row table:style-name="ro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4</text:p>
          </table:table-cell>
          <table:table-cell office:value-type="string" calcext:value-type="string">
            <text:p>Does management require all personnel to follow the established information security policy, topic-specific policies, and procedures?</text:p>
          </table:table-cell>
        </table:table-row>
        <table:table-row table:style-name="ro2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5</text:p>
          </table:table-cell>
          <table:table-cell office:value-type="string" calcext:value-type="string">
            <text:p>Has the organization established and maintained contact with relevant authorities?</text:p>
          </table:table-cell>
        </table:table-row>
        <table:table-row table:style-name="ro1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6</text:p>
          </table:table-cell>
          <table:table-cell office:value-type="string" calcext:value-type="string">
            <text:p>To what extent has the organization established and maintained contact with special interest groups, specialist security forums, or professional associations?</text:p>
          </table:table-cell>
        </table:table-row>
        <table:table-row table:style-name="ro2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7</text:p>
          </table:table-cell>
          <table:table-cell office:value-type="string" calcext:value-type="string">
            <text:p>Does the organization collect and analyze threat information to produce threat intelligence, as required?</text:p>
          </table:table-cell>
        </table:table-row>
        <table:table-row table:style-name="ro24">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8</text:p>
          </table:table-cell>
          <table:table-cell office:value-type="string" calcext:value-type="string">
            <text:p>Is information security consistently integrated into the organization’s project management processes?</text:p>
          </table:table-cell>
        </table:table-row>
        <table:table-row table:style-name="ro22">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9</text:p>
          </table:table-cell>
          <table:table-cell office:value-type="string" calcext:value-type="string">
            <text:p>Is an inventory of information and associated assets, including assigned owners, developed and maintained by the organization?</text:p>
          </table:table-cell>
        </table:table-row>
        <table:table-row table:style-name="ro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0</text:p>
          </table:table-cell>
          <table:table-cell office:value-type="string" calcext:value-type="string">
            <text:p>Has the organization identified, documented, and implemented rules for acceptable use and handling of information and associated assets?</text:p>
          </table:table-cell>
        </table:table-row>
        <table:table-row table:style-name="ro1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1</text:p>
          </table:table-cell>
          <table:table-cell office:value-type="string" calcext:value-type="string">
            <text:p>Does the organization require and ensure the return of all its assets from personnel and other relevant parties upon change or termination of employment, contract, or agreement?</text:p>
          </table:table-cell>
        </table:table-row>
        <table:table-row table:style-name="ro10">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2</text:p>
          </table:table-cell>
          <table:table-cell office:value-type="string" calcext:value-type="string">
            <text:p>Has the organization classified information in accordance with its security needs, considering confidentiality, integrity, availability, and relevant interested party requirements?</text:p>
          </table:table-cell>
        </table:table-row>
        <table:table-row table:style-name="ro25">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3</text:p>
          </table:table-cell>
          <table:table-cell office:value-type="string" calcext:value-type="string">
            <text:p>Has the organization established and implemented procedures for information labelling that align with its adopted information classification scheme?</text:p>
          </table:table-cell>
        </table:table-row>
        <table:table-row table:style-name="ro25">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4</text:p>
          </table:table-cell>
          <table:table-cell office:value-type="string" calcext:value-type="string">
            <text:p>Has the organization put in place rules, procedures, or agreements for all types of information transfer within the organization and with other parties?</text:p>
          </table:table-cell>
        </table:table-row>
        <table:table-row table:style-name="ro2">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5</text:p>
          </table:table-cell>
          <table:table-cell office:value-type="string" calcext:value-type="string">
            <text:p>Has the organization established and implemented rules to control physical and logical access to information and associated assets based on business and information security requirements?</text:p>
          </table:table-cell>
        </table:table-row>
        <table:table-row table:style-name="ro2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6</text:p>
          </table:table-cell>
          <table:table-cell office:value-type="string" calcext:value-type="string">
            <text:p>Is the organization managing the full life cycle of identities in accordance with its security and operational requirements?</text:p>
          </table:table-cell>
        </table:table-row>
        <table:table-row table:style-name="ro10">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7</text:p>
          </table:table-cell>
          <table:table-cell office:value-type="string" calcext:value-type="string">
            <text:p>Is there a management process in place to control the allocation and management of authentication information, including guidance for personnel on its appropriate handling?</text:p>
          </table:table-cell>
        </table:table-row>
        <table:table-row table:style-name="ro2">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8</text:p>
          </table:table-cell>
          <table:table-cell office:value-type="string" calcext:value-type="string">
            <text:p>Are access rights to information and associated assets managed—provisioned, reviewed, modified, and removed—in accordance with the organization's access control policy and rules?</text:p>
          </table:table-cell>
        </table:table-row>
        <table:table-row table:style-name="ro10">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19</text:p>
          </table:table-cell>
          <table:table-cell office:value-type="string" calcext:value-type="string">
            <text:p>Has the organization established and implemented processes and procedures to manage the information security risks associated with using supplier products or services?</text:p>
          </table:table-cell>
        </table:table-row>
        <table:table-row table:style-name="ro1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0</text:p>
          </table:table-cell>
          <table:table-cell office:value-type="string" calcext:value-type="string">
            <text:p>Has the organization established and agreed upon relevant information security requirements with each supplier, appropriate to the type of supplier relationship?</text:p>
          </table:table-cell>
        </table:table-row>
        <table:table-row table:style-name="ro1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1</text:p>
          </table:table-cell>
          <table:table-cell office:value-type="string" calcext:value-type="string">
            <text:p>Has the organization established and implemented processes and procedures to manage the information security risks related to the ICT products and services supply chain?</text:p>
          </table:table-cell>
        </table:table-row>
        <table:table-row table:style-name="ro2">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2</text:p>
          </table:table-cell>
          <table:table-cell office:value-type="string" calcext:value-type="string">
            <text:p>Has the organization established processes to regularly monitor, review, evaluate, and manage changes in supplier information security practices and service delivery?</text:p>
          </table:table-cell>
        </table:table-row>
        <table:table-row table:style-name="ro10">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3</text:p>
          </table:table-cell>
          <table:table-cell office:value-type="string" calcext:value-type="string">
            <text:p>Has the organization defined and implemented processes for acquiring, using, managing, and exiting from cloud services in alignment with its information security requirements?</text:p>
          </table:table-cell>
        </table:table-row>
        <table:table-row table:style-name="ro17">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4</text:p>
          </table:table-cell>
          <table:table-cell office:value-type="string" calcext:value-type="string">
            <text:p>Has the organization planned and prepared for managing information security incidents by defining, establishing, and communicating the necessary processes, roles, and responsibilities?</text:p>
          </table:table-cell>
        </table:table-row>
        <table:table-row table:style-name="ro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5</text:p>
          </table:table-cell>
          <table:table-cell office:value-type="string" calcext:value-type="string">
            <text:p>Has the organization established a process to assess information security events and decide if they qualify as information security incidents?</text:p>
          </table:table-cell>
        </table:table-row>
        <table:table-row table:style-name="ro2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6</text:p>
          </table:table-cell>
          <table:table-cell office:value-type="string" calcext:value-type="string">
            <text:p>Is the organization responding to information security incidents according to its documented procedures?</text:p>
          </table:table-cell>
        </table:table-row>
        <table:table-row table:style-name="ro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7</text:p>
          </table:table-cell>
          <table:table-cell office:value-type="string" calcext:value-type="string">
            <text:p>Does the organization utilize knowledge gained from information security incidents to enhance its information security controls?</text:p>
          </table:table-cell>
        </table:table-row>
        <table:table-row table:style-name="ro1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8</text:p>
          </table:table-cell>
          <table:table-cell office:value-type="string" calcext:value-type="string">
            <text:p>Has the organization defined and implemented procedures to identify, collect, acquire, and preserve evidence related to information security events?</text:p>
          </table:table-cell>
        </table:table-row>
        <table:table-row table:style-name="ro2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29</text:p>
          </table:table-cell>
          <table:table-cell office:value-type="string" calcext:value-type="string">
            <text:p>Has the organization developed plans to maintain information security at an appropriate level during disruptions?</text:p>
          </table:table-cell>
        </table:table-row>
        <table:table-row table:style-name="ro25">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0</text:p>
          </table:table-cell>
          <table:table-cell office:value-type="string" calcext:value-type="string">
            <text:p>Has the organization planned, implemented, maintained, and tested ICT readiness based on its business continuity objectives and ICT continuity requirements?</text:p>
          </table:table-cell>
        </table:table-row>
        <table:table-row table:style-name="ro26">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1</text:p>
          </table:table-cell>
          <table:table-cell office:value-type="string" calcext:value-type="string">
            <text:p>Has the organization identified, documented, and maintained up-to-date legal, statutory, regulatory, and contractual requirements relevant to information security, including its approach to compliance?</text:p>
          </table:table-cell>
        </table:table-row>
        <table:table-row table:style-name="ro2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2</text:p>
          </table:table-cell>
          <table:table-cell office:value-type="string" calcext:value-type="string">
            <text:p>Has the organization put in place appropriate procedures to ensure the protection of intellectual property rights?</text:p>
          </table:table-cell>
        </table:table-row>
        <table:table-row table:style-name="ro1">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3</text:p>
          </table:table-cell>
          <table:table-cell office:value-type="string" calcext:value-type="string">
            <text:p>Has the organization implemented measures to protect records from loss, destruction, falsification, unauthorized access, and unauthorized release?</text:p>
          </table:table-cell>
        </table:table-row>
        <table:table-row table:style-name="ro26">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4</text:p>
          </table:table-cell>
          <table:table-cell office:value-type="string" calcext:value-type="string">
            <text:p>Has the organization identified and fulfilled the requirements related to privacy preservation and PII protection in accordance with relevant laws, regulations, and contractual requirements?</text:p>
          </table:table-cell>
        </table:table-row>
        <table:table-row table:style-name="ro16">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5</text:p>
          </table:table-cell>
          <table:table-cell office:value-type="string" calcext:value-type="string">
            <text:p>Has the organization ensured that its approach to managing information security—covering people, processes, and technologies—is independently reviewed at planned intervals or when significant changes occur?</text:p>
          </table:table-cell>
        </table:table-row>
        <table:table-row table:style-name="ro13">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6</text:p>
          </table:table-cell>
          <table:table-cell office:value-type="string" calcext:value-type="string">
            <text:p>Has the organization established a process to regularly review compliance with its information security policy, topic-specific policies, rules, and standards?</text:p>
          </table:table-cell>
        </table:table-row>
        <table:table-row table:style-name="ro25">
          <table:table-cell office:value-type="string" calcext:value-type="string">
            <text:p>Annex A Controls</text:p>
          </table:table-cell>
          <table:table-cell office:value-type="string" calcext:value-type="string">
            <text:p>A.5 - Organizational controls</text:p>
          </table:table-cell>
          <table:table-cell office:value-type="string" calcext:value-type="string">
            <text:p>Control-5.37</text:p>
          </table:table-cell>
          <table:table-cell office:value-type="string" calcext:value-type="string">
            <text:p>Has the organization documented operating procedures for information processing facilities and ensured they are available to personnel who require them?</text:p>
          </table:table-cell>
        </table:table-row>
        <table:table-row table:style-name="ro17">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1</text:p>
          </table:table-cell>
          <table:table-cell office:value-type="string" calcext:value-type="string">
            <text:p>Has the organization implemented background verification checks for all candidates prior to employment and on an ongoing basis, aligned with applicable laws, ethics, business requirements, and risk levels?</text:p>
          </table:table-cell>
        </table:table-row>
        <table:table-row table:style-name="ro25">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2</text:p>
          </table:table-cell>
          <table:table-cell office:value-type="string" calcext:value-type="string">
            <text:p>Have the organization’s employment contractual agreements defined the responsibilities of personnel and the organization regarding information security?</text:p>
          </table:table-cell>
        </table:table-row>
        <table:table-row table:style-name="ro14">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3</text:p>
          </table:table-cell>
          <table:table-cell office:value-type="string" calcext:value-type="string">
            <text:p>Has the organization ensured that personnel and relevant interested parties receive appropriate information security awareness, training, and regular updates aligned with their job functions and responsibilities?</text:p>
          </table:table-cell>
        </table:table-row>
        <table:table-row table:style-name="ro10">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4</text:p>
          </table:table-cell>
          <table:table-cell office:value-type="string" calcext:value-type="string">
            <text:p>Has the organization established and communicated a disciplinary process to address information security policy violations by personnel and other relevant interested parties?</text:p>
          </table:table-cell>
        </table:table-row>
        <table:table-row table:style-name="ro10">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5</text:p>
          </table:table-cell>
          <table:table-cell office:value-type="string" calcext:value-type="string">
            <text:p>Has the organization defined, enforced, and communicated post-employment or role change information security responsibilities to relevant personnel and interested parties?</text:p>
          </table:table-cell>
        </table:table-row>
        <table:table-row table:style-name="ro2">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6</text:p>
          </table:table-cell>
          <table:table-cell office:value-type="string" calcext:value-type="string">
            <text:p>Has the organization identified, documented, regularly reviewed, and ensured the signing of confidentiality or non-disclosure agreements by personnel and relevant interested parties?</text:p>
          </table:table-cell>
        </table:table-row>
        <table:table-row table:style-name="ro13">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7</text:p>
          </table:table-cell>
          <table:table-cell office:value-type="string" calcext:value-type="string">
            <text:p>Has the organization implemented appropriate security measures to protect information accessed, processed, or stored outside its premises by remote personnel?</text:p>
          </table:table-cell>
        </table:table-row>
        <table:table-row table:style-name="ro25">
          <table:table-cell office:value-type="string" calcext:value-type="string">
            <text:p>Annex A Controls</text:p>
          </table:table-cell>
          <table:table-cell office:value-type="string" calcext:value-type="string">
            <text:p>A.6 - People controls</text:p>
          </table:table-cell>
          <table:table-cell office:value-type="string" calcext:value-type="string">
            <text:p>Control-6.8</text:p>
          </table:table-cell>
          <table:table-cell office:value-type="string" calcext:value-type="string">
            <text:p>Has the organization implemented a timely and appropriate mechanism for personnel to report observed or suspected information security events?</text:p>
          </table:table-cell>
        </table:table-row>
        <table:table-row table:style-name="ro1">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1</text:p>
          </table:table-cell>
          <table:table-cell office:value-type="string" calcext:value-type="string">
            <text:p>Has the organization defined and applied security perimeters to safeguard areas that contain information and associated assets?</text:p>
          </table:table-cell>
        </table:table-row>
        <table:table-row table:style-name="ro24">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2</text:p>
          </table:table-cell>
          <table:table-cell office:value-type="string" calcext:value-type="string">
            <text:p>Has the organization implemented appropriate entry controls and managed access points to protect secure areas?</text:p>
          </table:table-cell>
        </table:table-row>
        <table:table-row table:style-name="ro23">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3</text:p>
          </table:table-cell>
          <table:table-cell office:value-type="string" calcext:value-type="string">
            <text:p>Has the organization designed and implemented physical security for its offices, rooms, and facilities?</text:p>
          </table:table-cell>
        </table:table-row>
        <table:table-row table:style-name="ro21">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4</text:p>
          </table:table-cell>
          <table:table-cell office:value-type="string" calcext:value-type="string">
            <text:p>Has the organization implemented continuous monitoring of its premises to detect unauthorized physical access?</text:p>
          </table:table-cell>
        </table:table-row>
        <table:table-row table:style-name="ro1">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5</text:p>
          </table:table-cell>
          <table:table-cell office:value-type="string" calcext:value-type="string">
            <text:p>Has the organization established and implemented protections against physical and environmental threats and other risks to infrastructure?</text:p>
          </table:table-cell>
        </table:table-row>
        <table:table-row table:style-name="ro24">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6</text:p>
          </table:table-cell>
          <table:table-cell office:value-type="string" calcext:value-type="string">
            <text:p>Has the organization designed and implemented appropriate security measures for working in secure areas?</text:p>
          </table:table-cell>
        </table:table-row>
        <table:table-row table:style-name="ro25">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7</text:p>
          </table:table-cell>
          <table:table-cell office:value-type="string" calcext:value-type="string">
            <text:p>Has the organization defined and enforced clear desk and clear screen rules to protect papers, removable storage media, and information processing facilities?</text:p>
          </table:table-cell>
        </table:table-row>
        <table:table-row table:style-name="ro23">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8</text:p>
          </table:table-cell>
          <table:table-cell office:value-type="string" calcext:value-type="string">
            <text:p>Has the organization ensured that equipment is securely sited and appropriately protected?</text:p>
          </table:table-cell>
        </table:table-row>
        <table:table-row table:style-name="ro21">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9</text:p>
          </table:table-cell>
          <table:table-cell office:value-type="string" calcext:value-type="string">
            <text:p>Has the organization ensured that off-site assets are protected in accordance with its information security requirements?</text:p>
          </table:table-cell>
        </table:table-row>
        <table:table-row table:style-name="ro13">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10</text:p>
          </table:table-cell>
          <table:table-cell office:value-type="string" calcext:value-type="string">
            <text:p>Has the organization implemented controls to manage storage media across its life cycle, in accordance with its classification scheme and handling requirements?</text:p>
          </table:table-cell>
        </table:table-row>
        <table:table-row table:style-name="ro1">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11</text:p>
          </table:table-cell>
          <table:table-cell office:value-type="string" calcext:value-type="string">
            <text:p>Has the organization ensured that information processing facilities are protected from power failures and other supporting utility disruptions?</text:p>
          </table:table-cell>
        </table:table-row>
        <table:table-row table:style-name="ro13">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12</text:p>
          </table:table-cell>
          <table:table-cell office:value-type="string" calcext:value-type="string">
            <text:p>Has the organization ensured that cables carrying power, data, or supporting information services are protected against interception, interference, and damage?</text:p>
          </table:table-cell>
        </table:table-row>
        <table:table-row table:style-name="ro25">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13</text:p>
          </table:table-cell>
          <table:table-cell office:value-type="string" calcext:value-type="string">
            <text:p>Has the organization implemented proper maintenance practices for equipment to safeguard the availability, integrity, and confidentiality of information?</text:p>
          </table:table-cell>
        </table:table-row>
        <table:table-row table:style-name="ro2">
          <table:table-cell office:value-type="string" calcext:value-type="string">
            <text:p>Annex A Controls</text:p>
          </table:table-cell>
          <table:table-cell office:value-type="string" calcext:value-type="string">
            <text:p>A.7 - Physical controls</text:p>
          </table:table-cell>
          <table:table-cell office:value-type="string" calcext:value-type="string">
            <text:p>Control-7.14</text:p>
          </table:table-cell>
          <table:table-cell office:value-type="string" calcext:value-type="string">
            <text:p>Has the organization implemented a process to verify that sensitive data and licensed software are removed or securely overwritten from equipment before disposal or re-use?</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text:p>
          </table:table-cell>
          <table:table-cell office:value-type="string" calcext:value-type="string">
            <text:p>Has the organization implemented measures to protect information stored on, processed by, or accessible via user endpoint devices?</text:p>
          </table:table-cell>
        </table:table-row>
        <table:table-row table:style-name="ro2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text:p>
          </table:table-cell>
          <table:table-cell office:value-type="string" calcext:value-type="string">
            <text:p>Has the organization implemented controls to restrict and manage the allocation and use of privileged access rights?</text:p>
          </table:table-cell>
        </table:table-row>
        <table:table-row table:style-name="ro25">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3</text:p>
          </table:table-cell>
          <table:table-cell office:value-type="string" calcext:value-type="string">
            <text:p>Has the organization implemented access restrictions to information and associated assets in accordance with its established access control policy?</text:p>
          </table:table-cell>
        </table:table-row>
        <table:table-row table:style-name="ro25">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4</text:p>
          </table:table-cell>
          <table:table-cell office:value-type="string" calcext:value-type="string">
            <text:p>Has the organization implemented appropriate controls to manage read and write access to source code, development tools, and software libraries?</text:p>
          </table:table-cell>
        </table:table-row>
        <table:table-row table:style-name="ro10">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5</text:p>
          </table:table-cell>
          <table:table-cell office:value-type="string" calcext:value-type="string">
            <text:p>Has the organization implemented secure authentication technologies and procedures aligned with information access restrictions and its topic-specific access control policy?</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6</text:p>
          </table:table-cell>
          <table:table-cell office:value-type="string" calcext:value-type="string">
            <text:p>Has the organization implemented monitoring and adjustment of resource usage to align with current and expected capacity requirements?</text:p>
          </table:table-cell>
        </table:table-row>
        <table:table-row table:style-name="ro22">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7</text:p>
          </table:table-cell>
          <table:table-cell office:value-type="string" calcext:value-type="string">
            <text:p>Has the organization implemented protection against malware and ensured it is supported by appropriate user awareness?</text:p>
          </table:table-cell>
        </table:table-row>
        <table:table-row table:style-name="ro13">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8</text:p>
          </table:table-cell>
          <table:table-cell office:value-type="string" calcext:value-type="string">
            <text:p>Has the organization implemented a process to obtain information about technical vulnerabilities, assess its exposure, and take appropriate action?</text:p>
          </table:table-cell>
        </table:table-row>
        <table:table-row table:style-name="ro2">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9</text:p>
          </table:table-cell>
          <table:table-cell office:value-type="string" calcext:value-type="string">
            <text:p>Has the organization established, documented, implemented, monitored, and reviewed configurations—including security configurations—for hardware, software, services, and networks?</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0</text:p>
          </table:table-cell>
          <table:table-cell office:value-type="string" calcext:value-type="string">
            <text:p>Has the organization implemented procedures to delete information from systems, devices, or storage media when it is no longer needed?</text:p>
          </table:table-cell>
        </table:table-row>
        <table:table-row table:style-name="ro10">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1</text:p>
          </table:table-cell>
          <table:table-cell office:value-type="string" calcext:value-type="string">
            <text:p>Has the organization implemented data masking practices aligned with its access control and related policies, business needs, and applicable legal requirements?</text:p>
          </table:table-cell>
        </table:table-row>
        <table:table-row table:style-name="ro13">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2</text:p>
          </table:table-cell>
          <table:table-cell office:value-type="string" calcext:value-type="string">
            <text:p>Has the organization applied data leakage prevention measures to systems, networks, and any devices that process, store, or transmit sensitive information?</text:p>
          </table:table-cell>
        </table:table-row>
        <table:table-row table:style-name="ro13">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3</text:p>
          </table:table-cell>
          <table:table-cell office:value-type="string" calcext:value-type="string">
            <text:p>Has the organization implemented and regularly tested backup copies of information, software, and systems in accordance with its topic-specific backup policy?</text:p>
          </table:table-cell>
        </table:table-row>
        <table:table-row table:style-name="ro22">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4</text:p>
          </table:table-cell>
          <table:table-cell office:value-type="string" calcext:value-type="string">
            <text:p>Has the organization implemented information processing facilities with sufficient redundancy to meet availability requirements?</text:p>
          </table:table-cell>
        </table:table-row>
        <table:table-row table:style-name="ro25">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5</text:p>
          </table:table-cell>
          <table:table-cell office:value-type="string" calcext:value-type="string">
            <text:p>Has the organization implemented processes to produce, store, protect, and analyze logs that record activities, exceptions, faults, and other relevant events?</text:p>
          </table:table-cell>
        </table:table-row>
        <table:table-row table:style-name="ro26">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6</text:p>
          </table:table-cell>
          <table:table-cell office:value-type="string" calcext:value-type="string">
            <text:p>Has the organization implemented monitoring of networks, systems, and applications for anomalous behavior, and taken appropriate actions to evaluate potential information security incidents?</text:p>
          </table:table-cell>
        </table:table-row>
        <table:table-row table:style-name="ro24">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7</text:p>
          </table:table-cell>
          <table:table-cell office:value-type="string" calcext:value-type="string">
            <text:p>Has the organization synchronized the clocks of its information processing systems to approved time sources?</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8</text:p>
          </table:table-cell>
          <table:table-cell office:value-type="string" calcext:value-type="string">
            <text:p>Has the organization restricted and tightly controlled the use of utility programs that are capable of overriding system and application controls?</text:p>
          </table:table-cell>
        </table:table-row>
        <table:table-row table:style-name="ro22">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19</text:p>
          </table:table-cell>
          <table:table-cell office:value-type="string" calcext:value-type="string">
            <text:p>Has the organization implemented procedures and measures to securely manage software installation on operational systems?</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0</text:p>
          </table:table-cell>
          <table:table-cell office:value-type="string" calcext:value-type="string">
            <text:p>Has the organization secured, managed, and controlled networks and network devices to protect information in systems and applications?</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1</text:p>
          </table:table-cell>
          <table:table-cell office:value-type="string" calcext:value-type="string">
            <text:p>Has the organization identified, implemented, and monitored security mechanisms, service levels, and service requirements for network services?</text:p>
          </table:table-cell>
        </table:table-row>
        <table:table-row table:style-name="ro2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2</text:p>
          </table:table-cell>
          <table:table-cell office:value-type="string" calcext:value-type="string">
            <text:p>Has the organization segregated groups of information services, users, and information systems within its networks?</text:p>
          </table:table-cell>
        </table:table-row>
        <table:table-row table:style-name="ro2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3</text:p>
          </table:table-cell>
          <table:table-cell office:value-type="string" calcext:value-type="string">
            <text:p>Has the organization managed access to external websites to reduce exposure to malicious content?</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4</text:p>
          </table:table-cell>
          <table:table-cell office:value-type="string" calcext:value-type="string">
            <text:p>Has the organization defined and implemented rules for the effective use of cryptography, including cryptographic key management?</text:p>
          </table:table-cell>
        </table:table-row>
        <table:table-row table:style-name="ro24">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5</text:p>
          </table:table-cell>
          <table:table-cell office:value-type="string" calcext:value-type="string">
            <text:p>Has the organization established and applied rules for the secure development of software and systems?</text:p>
          </table:table-cell>
        </table:table-row>
        <table:table-row table:style-name="ro22">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6</text:p>
          </table:table-cell>
          <table:table-cell office:value-type="string" calcext:value-type="string">
            <text:p>Are Information security requirements identified, specified and approved when developing or acquiring applications?</text:p>
          </table:table-cell>
        </table:table-row>
        <table:table-row table:style-name="ro25">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7</text:p>
          </table:table-cell>
          <table:table-cell office:value-type="string" calcext:value-type="string">
            <text:p>Has the organization established, documented, maintained, and applied secure system engineering principles to its information system development activities?</text:p>
          </table:table-cell>
        </table:table-row>
        <table:table-row table:style-name="ro27">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8</text:p>
          </table:table-cell>
          <table:table-cell office:value-type="string" calcext:value-type="string">
            <text:p>Are secure coding principles used in software development?</text:p>
          </table:table-cell>
        </table:table-row>
        <table:table-row table:style-name="ro2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29</text:p>
          </table:table-cell>
          <table:table-cell office:value-type="string" calcext:value-type="string">
            <text:p>Has the organization defined and implemented security testing processes within the development life cycle?</text:p>
          </table:table-cell>
        </table:table-row>
        <table:table-row table:style-name="ro24">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30</text:p>
          </table:table-cell>
          <table:table-cell office:value-type="string" calcext:value-type="string">
            <text:p>Does the organization direct, monitor and review activities related to outsourced system development?</text:p>
          </table:table-cell>
        </table:table-row>
        <table:table-row table:style-name="ro23">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31</text:p>
          </table:table-cell>
          <table:table-cell office:value-type="string" calcext:value-type="string">
            <text:p>Has the organization separated and secured development, testing, and production environments?</text:p>
          </table:table-cell>
        </table:table-row>
        <table:table-row table:style-name="ro1">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32</text:p>
          </table:table-cell>
          <table:table-cell office:value-type="string" calcext:value-type="string">
            <text:p>Has the organization subjected changes to information processing facilities and information systems to change management procedures?</text:p>
          </table:table-cell>
        </table:table-row>
        <table:table-row table:style-name="ro28">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33</text:p>
          </table:table-cell>
          <table:table-cell office:value-type="string" calcext:value-type="string">
            <text:p>Has the organization appropriately selected, protected, and managed test information?</text:p>
          </table:table-cell>
        </table:table-row>
        <table:table-row table:style-name="ro13">
          <table:table-cell office:value-type="string" calcext:value-type="string">
            <text:p>Annex A Controls</text:p>
          </table:table-cell>
          <table:table-cell office:value-type="string" calcext:value-type="string">
            <text:p>A.8 - Technological controls</text:p>
          </table:table-cell>
          <table:table-cell office:value-type="string" calcext:value-type="string">
            <text:p>Control-8.34</text:p>
          </table:table-cell>
          <table:table-cell office:value-type="string" calcext:value-type="string">
            <text:p>Has the organization planned and agreed audit tests and other assurance activities involving operational systems between the tester and appropriate managemen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0T16:43:02.658585751</meta:creation-date>
    <dc:date>2025-08-20T16:44:02.455215958</dc:date>
    <meta:editing-duration>PT1M2S</meta:editing-duration>
    <meta:editing-cycles>1</meta:editing-cycles>
    <meta:document-statistic meta:table-count="1" meta:cell-count="488" meta:object-count="0"/>
    <meta:generator>LibreOffice/24.2.7.2$Linux_X86_64 LibreOffice_project/420$Build-2</meta:generator>
    <meta:user-defined meta:name="ProgId">Excel.Sheet</meta:user-defined>
  </office:meta>
</office:document-meta>
</file>